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41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109999999999999">
            <text:p>12.11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38</text:p>
          </table:table-cell>
          <table:table-cell table:style-name="ACE-0" office:value-type="float" office:value="54.43">
            <text:p>54.43</text:p>
          </table:table-cell>
          <table:table-cell table:style-name="ACE-0" office:value-type="float" office:value="12.039999999999999">
            <text:p>12.04</text:p>
          </table:table-cell>
          <table:table-cell table:style-name="ACE-0" office:value-type="float" office:value="10330">
            <text:p>1033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702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2.01">
            <text:p>12.01</text:p>
          </table:table-cell>
          <table:table-cell table:style-name="ACE-0" office:value-type="float" office:value="10150">
            <text:p>101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699999999999999">
            <text:p>−20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376</text:p>
          </table:table-cell>
          <table:table-cell table:style-name="ACE-0" office:value-type="float" office:value="54.420000000000002">
            <text:p>54.42</text:p>
          </table:table-cell>
          <table:table-cell table:style-name="ACE-0" office:value-type="float" office:value="11.98">
            <text:p>11.98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lnus glutinosa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2.300000000000001">
            <text:p>−22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373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109999999999999">
            <text:p>12.11</text:p>
          </table:table-cell>
          <table:table-cell table:style-name="ACE-0" office:value-type="float" office:value="7820">
            <text:p>78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ladium mariscus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8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2.06">
            <text:p>12.06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100000000000001">
            <text:p>−16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7</text:p>
          </table:table-cell>
          <table:table-cell table:style-name="ACE-0" office:value-type="float" office:value="54.509999999999998">
            <text:p>54.51</text:p>
          </table:table-cell>
          <table:table-cell table:style-name="ACE-0" office:value-type="float" office:value="11.9">
            <text:p>11.9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300000000000001">
            <text:p>−12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6</text:p>
          </table:table-cell>
          <table:table-cell table:style-name="ACE-0" office:value-type="float" office:value="54.490000000000002">
            <text:p>54.49</text:p>
          </table:table-cell>
          <table:table-cell table:style-name="ACE-0" office:value-type="float" office:value="11.890000000000001">
            <text:p>11.89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9">
            <text:p>−14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5</text:p>
          </table:table-cell>
          <table:table-cell table:style-name="ACE-0" office:value-type="float" office:value="54.490000000000002">
            <text:p>54.49</text:p>
          </table:table-cell>
          <table:table-cell table:style-name="ACE-0" office:value-type="float" office:value="11.99">
            <text:p>11.99</text:p>
          </table:table-cell>
          <table:table-cell table:style-name="ACE-0" office:value-type="float" office:value="6390">
            <text:p>63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.300000000000001">
            <text:p>−17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913</text:p>
          </table:table-cell>
          <table:table-cell table:style-name="ACE-0" office:value-type="float" office:value="54.329999999999998">
            <text:p>54.33</text:p>
          </table:table-cell>
          <table:table-cell table:style-name="ACE-0" office:value-type="float" office:value="12.17">
            <text:p>12.1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starte borea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.300000000000001">
            <text:p>−17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716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">
            <text:p>−1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556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9">
            <text:p>−15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 table:number-rows-repeated="54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26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5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1:0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